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0512ef" officeooo:paragraph-rsid="000512ef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officeooo:rsid="000512ef" officeooo:paragraph-rsid="000512ef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officeooo:paragraph-rsid="000512ef"/>
    </style:style>
    <style:style style:name="T1" style:family="text">
      <style:text-properties fo:font-weight="bold" officeooo:rsid="000512ef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6e49c" style:font-weight-asian="normal" style:font-weight-complex="normal"/>
    </style:style>
    <style:style style:name="T4" style:family="text">
      <style:text-properties fo:font-weight="normal" officeooo:rsid="0009f4ee" style:font-weight-asian="normal" style:font-weight-complex="normal"/>
    </style:style>
    <style:style style:name="T5" style:family="text">
      <style:text-properties fo:font-weight="normal" officeooo:rsid="000512ef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ODANIE DO DYREKTORA SZKOŁY NR 531 W TARNOWCU</text:p>
      <text:p text:style-name="P2"/>
      <text:p text:style-name="P2"/>
      <text:p text:style-name="P2">Temat: <text:span text:style-name="T4">Szkolny internet________________</text:span><text:span text:style-name="T2">_________________________</text:span></text:p>
      <text:p text:style-name="P2">Imię i nazwisko osoby składającej:<text:span text:style-name="T2"> </text:span><text:span text:style-name="T4">Jola Próchnicka</text:span><text:span text:style-name="T2">__________________</text:span></text:p>
      <text:p text:style-name="P2">Treść:<text:span text:style-name="T2"> </text:span><text:span text:style-name="T4">Internet szkolny jest obecnie dostępny tylko dla nauczycieli, a część uczniów korzysta z elektronicznych wersji podręczników i powinna mieć do niego dostęp, w imię komitetu uczniowskiego zgłaszam taką potrzebę.</text:span><text:span text:style-name="T2">____</text:span></text:p>
      <text:p text:style-name="P2"><text:span text:style-name="T2">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</text:span></text:p>
      <text:p text:style-name="P2"><text:span text:style-name="T2"/></text:p>
      <text:p text:style-name="P3"><text:span text:style-name="T1">Data: </text:span><text:span text:style-name="T4">09</text:span><text:span text:style-name="T5">/</text:span><text:span text:style-name="T4">11</text:span><text:span text:style-name="T5">/</text:span><text:span text:style-name="T3">201</text:span><text:span text:style-name="T4">1</text:span></text:p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4.001cm" fo:margin-bottom="4.001cm" fo:margin-left="4.001cm" fo:margin-right="4.00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2-11T20:59:59.580000000</meta:creation-date>
    <dc:date>2021-12-11T21:21:07.299000000</dc:date>
    <meta:editing-duration>PT8M20S</meta:editing-duration>
    <meta:editing-cycles>3</meta:editing-cycles>
    <meta:generator>LibreOffice/7.1.1.2$Windows_X86_64 LibreOffice_project/fe0b08f4af1bacafe4c7ecc87ce55bb426164676</meta:generator>
    <meta:document-statistic meta:table-count="0" meta:image-count="0" meta:object-count="0" meta:page-count="1" meta:paragraph-count="6" meta:word-count="51" meta:character-count="1207" meta:non-whitespace-character-count="1162"/>
  </office:meta>
</office:document-meta>
</file>